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Times New Roman1" svg:font-family="'Times New Roman'"/>
    <style:font-face style:name="Courier New" svg:font-family="'Courier New'" style:font-adornments="Regular" style:font-family-generic="modern" style:font-pitch="fixed"/>
    <style:font-face style:name="Century Schoolbook L" svg:font-family="'Century Schoolbook L'" style:font-adornments="Roma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Thesis_20_Body_20_Text">
      <style:paragraph-properties fo:margin-left="0cm" fo:margin-right="0cm" fo:text-indent="0cm" style:auto-text-indent="false"/>
    </style:style>
    <style:style style:name="P4" style:family="paragraph" style:parent-style-name="Thesis_20_Body_20_Text">
      <style:text-properties fo:font-size="12pt"/>
    </style:style>
    <style:style style:name="P5" style:family="paragraph" style:parent-style-name="Thesis_20_Main_20_Section_20_Heading" style:master-page-name="Thesis_20_Page_20_Layout">
      <style:paragraph-properties style:page-number="auto"/>
    </style:style>
    <style:style style:name="T1" style:family="text">
      <style:text-properties style:font-name="Times New Roman1" fo:font-size="12pt"/>
    </style:style>
    <style:style style:name="T2" style:family="text">
      <style:text-properties style:font-name="Times New Roman1" fo:font-size="12pt" fo:font-weight="bold"/>
    </style:style>
    <style:style style:name="T3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BSTRACT</text:p>
      <text:p text:style-name="Thesis_20_Spacer"/>
      <text:p text:style-name="Thesis_20_Spacer"/>
      <text:p text:style-name="P3"><text:span text:style-name="T1">HERMOCILLA, JOSEPH ANTHONY C., University of the Philippines Los Banos, April 2016. </text:span><text:span text:style-name="T2">PsyCloud: Scientific Computing in the Cloud</text:span></text:p>
      <text:p text:style-name="P3">Major Professor: DR. ELIEZER A. ALBACEA</text:p>
      <text:p text:style-name="P4"/>
      <text:p text:style-name="P4">Scientific Computing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sans1" svg:font-family="Lucidasans"/>
    <style:font-face style:name="Times New Roman1" svg:font-family="'Times New Roman'"/>
    <style:font-face style:name="Courier New" svg:font-family="'Courier New'" style:font-adornments="Regular" style:font-family-generic="modern" style:font-pitch="fixed"/>
    <style:font-face style:name="Century Schoolbook L" svg:font-family="'Century Schoolbook L'" style:font-adornments="Roma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Thesis_20_Main_20_Section_20_Heading" style:display-name="Thesis Main Section Heading" style:family="paragraph" style:parent-style-name="Standard">
      <style:paragraph-properties fo:text-align="center" style:justify-single-word="false"/>
      <style:text-properties fo:text-transform="uppercase" fo:font-weight="normal"/>
    </style:style>
    <style:style style:name="Thesis_20_Major_20_Subsection_20_Heading" style:display-name="Thesis Major Subsection Heading" style:family="paragraph" style:parent-style-name="Standard">
      <style:paragraph-properties fo:text-align="center" style:justify-single-word="false"/>
      <style:text-properties fo:font-variant="normal" fo:text-transform="none"/>
    </style:style>
    <style:style style:name="Thesis_20_Minor_20_Subsection_20_Heading" style:display-name="Thesis Minor Subsection Heading" style:family="paragraph" style:parent-style-name="Thesis_20_Major_20_Subsection_20_Heading">
      <style:paragraph-properties fo:text-align="start" style:justify-single-word="false"/>
    </style:style>
    <style:style style:name="Thesis_20_Body_20_Text" style:display-name="Thesis Body Text" style:family="paragraph" style:parent-style-name="Standard">
      <style:paragraph-properties fo:margin="100%" fo:margin-left="0cm" fo:margin-right="0cm" fo:line-height="200%" fo:text-align="justify" style:justify-single-word="false" fo:text-indent="0.635cm" style:auto-text-indent="false"/>
    </style:style>
    <style:style style:name="Thesis_20_Body_20_Direct_20_Quote" style:display-name="Thesis Body Direct Quote" style:family="paragraph" style:parent-style-name="Thesis_20_Major_20_Subsection_20_Heading">
      <style:paragraph-properties fo:margin="100%" fo:margin-left="0.635cm" fo:margin-right="0.635cm" fo:text-align="justify" style:justify-single-word="false" fo:text-indent="0cm" style:auto-text-indent="false"/>
      <style:text-properties fo:font-variant="normal" fo:text-transform="none" fo:font-size="10pt"/>
    </style:style>
    <style:style style:name="Thesis_20_Body_20_Source_20_Code" style:display-name="Thesis Body Source Code" style:family="paragraph" style:parent-style-name="Thesis_20_Major_20_Subsection_20_Heading" style:master-page-name="">
      <style:paragraph-properties fo:margin="100%" fo:margin-left="0.635cm" fo:margin-right="0.635cm" fo:text-align="start" style:justify-single-word="false" fo:text-indent="0cm" style:auto-text-indent="false" style:page-number="auto"/>
      <style:text-properties fo:font-variant="normal" fo:text-transform="none" style:font-name="Courier New" fo:font-size="10pt"/>
    </style:style>
    <style:style style:name="Thesis_20_Spacer" style:display-name="Thesis Spacer" style:family="paragraph" style:parent-style-name="Thesis_20_Main_20_Section_20_Heading" style:master-page-name="">
      <style:paragraph-properties fo:text-align="start" style:justify-single-word="false" style:page-number="auto" style:shadow="none"/>
      <style:text-properties fo:font-variant="normal" fo:text-transform="none"/>
    </style:style>
    <style:style style:name="Thesis_20_Pseudocode" style:display-name="Thesis Pseudocode" style:family="paragraph" style:parent-style-name="Thesis_20_Body_20_Source_20_Code" style:master-page-name="">
      <style:paragraph-properties fo:margin="100%" fo:margin-left="1.27cm" fo:margin-right="0.635cm" fo:text-indent="0cm" style:auto-text-indent="false" style:page-number="auto"/>
      <style:text-properties style:font-name="Century Schoolbook L"/>
    </style:style>
    <style:style style:name="Thesis_20_Bibliography" style:display-name="Thesis Bibliography" style:family="paragraph" style:parent-style-name="Thesis_20_Spacer">
      <style:paragraph-properties fo:margin="100%" fo:margin-left="1.27cm" fo:margin-right="0cm" fo:text-indent="-1.27cm" style:auto-text-indent="false">
        <style:tab-stops/>
      </style:paragraph-properties>
    </style:style>
    <style:style style:name="Mathematical_20_Objects" style:display-name="Mathematical Objects" style:family="text">
      <style:text-properties fo:font-style="italic"/>
    </style:style>
    <style:style style:name="Source_20_Code" style:display-name="Source Code" style:family="text" style:parent-style-name="Mathematical_20_Objects">
      <style:text-properties style:font-name="Courier New" fo:font-size="10pt" fo:font-style="normal"/>
    </style:style>
    <style:style style:name="Pseudocode" style:family="text">
      <style:text-properties style:font-name="Century Schoolbook L" fo:font-size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3.81cm" fo:margin-bottom="2.54cm" fo:margin-left="3.81cm" fo:margin-right="2.54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3.81cm" fo:margin-bottom="2.54cm" fo:margin-left="3.81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i" style:print-orientation="portrait" fo:margin-top="2.54cm" fo:margin-bottom="2.54cm" fo:margin-left="3.81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i" style:print-orientation="portrait" fo:margin-top="1.905cm" fo:margin-bottom="2.54cm" fo:margin-left="3.81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6">
      <style:page-layout-properties fo:page-width="21.59cm" fo:page-height="27.94cm" style:num-format="1" style:print-orientation="portrait" fo:margin-top="1.905cm" fo:margin-bottom="2.54cm" fo:margin-left="3.81cm" fo:margin-right="2.54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20_Page_20_Layout" style:display-name="Thesis Page Layout" style:page-layout-name="Mpm2"/>
    <style:master-page style:name="Thesis_20_Main_20_No_20_Header" style:display-name="Thesis Main No Header" style:page-layout-name="Mpm3"/>
    <style:master-page style:name="Thesis_20_Prelim_20_No_20_Footer" style:display-name="Thesis Prelim No Footer" style:page-layout-name="Mpm4"/>
    <style:master-page style:name="Thesis_20_Prelim_20_Page" style:display-name="Thesis Prelim Page" style:page-layout-name="Mpm5">
      <style:footer>
        <text:p text:style-name="MP1"><text:page-number text:select-page="current"/></text:p>
      </style:footer>
    </style:master-page>
    <style:master-page style:name="Thesis_20_Main_20_Page" style:display-name="Thesis Main Page" style:page-layout-name="Mpm6">
      <style:header>
        <text:p text:style-name="MP2"><text:page-number text:select-page="current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Joseph Anthony C Hermocilla</meta:initial-creator>
    <meta:creation-date>2008-10-31T22:00:06</meta:creation-date>
    <dc:creator>Joseph Hermocilla</dc:creator>
    <dc:date>2014-04-29T22:26:51</dc:date>
    <dc:language>en-US</dc:language>
    <meta:editing-cycles>37</meta:editing-cycles>
    <meta:editing-duration>PT36M7S</meta:editing-duration>
    <meta:document-statistic meta:table-count="0" meta:image-count="0" meta:object-count="0" meta:page-count="1" meta:paragraph-count="6" meta:word-count="27" meta:character-count="199" meta:non-whitespace-character-count="174"/>
    <meta:user-defined meta:name="Info 1"/>
    <meta:user-defined meta:name="Info 2"/>
    <meta:user-defined meta:name="Info 3"/>
    <meta:user-defined meta:name="Info 4"/>
    <meta:template xlink:type="simple" xlink:actuate="onRequest" xlink:title="GENERAL" xlink:href="../GENERAL.ott" meta:date="2008-11-07T01:16:42"/>
  </office:meta>
</office:document-meta>
</file>